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iryo UI" svg:font-family="'Meiryo UI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7cm"/>
    </style:style>
    <style:style style:name="co2" style:family="table-column">
      <style:table-column-properties fo:break-before="auto" style:column-width="4.505cm"/>
    </style:style>
    <style:style style:name="co3" style:family="table-column">
      <style:table-column-properties fo:break-before="auto" style:column-width="22.86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1.24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Meiryo UI" fo:font-size="16pt" style:font-name-asian="Meiryo UI" style:font-size-asian="16pt" style:font-size-complex="16pt"/>
    </style:style>
    <style:style style:name="ce2" style:family="table-cell" style:parent-style-name="Default">
      <style:table-cell-properties style:vertical-align="middle"/>
      <style:text-properties style:font-name="Meiryo UI" fo:font-size="9pt" style:font-name-asian="Meiryo UI" style:font-size-asian="9pt" style:font-size-complex="9pt"/>
    </style:style>
    <style:style style:name="ce3" style:family="table-cell" style:parent-style-name="Default">
      <style:table-cell-properties fo:background-color="#0000ff" style:text-align-source="fix" style:repeat-content="false" fo:border="0.06pt solid #000000" style:vertical-align="middle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4" style:family="table-cell" style:parent-style-name="Default">
      <style:table-cell-properties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5" style:family="table-cell" style:parent-style-name="Default">
      <style:table-cell-properties fo:wrap-option="wrap" style:vertical-align="middle"/>
      <style:text-properties style:font-name="Meiryo UI" fo:font-size="9pt" style:font-name-asian="Meiryo UI" style:font-size-asian="9pt" style:font-size-complex="9pt"/>
    </style:style>
    <style:style style:name="ce6" style:family="table-cell" style:parent-style-name="Default">
      <style:table-cell-properties fo:background-color="#0000ff" style:text-align-source="fix" style:repeat-content="false" fo:wrap-option="wrap" fo:border="0.06pt solid #000000" style:vertical-align="middle"/>
      <style:paragraph-properties fo:text-align="center" fo:margin-left="0cm"/>
      <style:text-properties fo:color="#ffffff" style:font-name="Meiryo UI" fo:font-size="9pt" style:font-name-asian="Meiryo UI" style:font-size-asian="9pt" style:font-size-complex="9pt"/>
    </style:style>
    <style:style style:name="ce7" style:family="table-cell" style:parent-style-name="Default">
      <style:table-cell-properties fo:wrap-option="wrap" fo:border="0.06pt solid #000000" style:vertical-align="middle"/>
      <style:text-properties style:font-name="Meiryo UI" fo:font-size="9pt" style:font-name-asian="Meiryo UI" style:font-size-asian="9pt" style:font-size-complex="9pt"/>
    </style:style>
    <style:style style:name="ce8" style:family="table-cell" style:parent-style-name="Default">
      <style:table-cell-properties fo:wrap-option="wrap" fo:border="0.06pt solid #000000" style:vertical-align="middle"/>
      <style:text-properties fo:color="#000000" style:font-name="Meiryo UI" fo:font-size="9pt" fo:language="en" fo:country="US" style:font-name-asian="Meiryo UI" style:font-size-asian="9pt" style:font-name-complex="Tahoma" style:font-size-complex="9pt" style:language-complex="en" style:country-complex="U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number-columns-repeated="1021" table:default-cell-style-name="ce2"/>
        <table:table-row table:style-name="ro1">
          <table:table-cell table:style-name="ce1" office:value-type="string">
            <text:p>Business Glossary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3" office:value-type="string">
            <text:p>用語</text:p>
          </table:table-cell>
          <table:table-cell table:style-name="ce6" office:value-type="string">
            <text:p>意味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ステージングエリア</text:p>
          </table:table-cell>
          <table:table-cell table:style-name="ce7" office:value-type="string">
            <text:p>素材ソースから複製した素材の一時保管先。全てのタグに対応するメメントが作成された素材は、一時保管先から削除される。</text:p>
          </table:table-cell>
          <table:table-cell table:number-columns-repeated="1021"/>
        </table:table-row>
        <table:table-row table:style-name="ro5">
          <table:table-cell/>
          <table:table-cell table:style-name="ce4" office:value-type="string">
            <text:p>タグ</text:p>
          </table:table-cell>
          <table:table-cell table:style-name="ce7" office:value-type="string">
            <text:p>素材とメメントを関連付けるための分類識別子。1つの素材に対して任意個数のタグを付与することが可能であり、MWは素材に付与されたタグに対応したメメントを生成する。メメントに対応付けられていないタグは無視されるが、そのタグは除去されない。</text:p>
            <text:p>既定のタグは、kazunori,hiroko,taito,album,prize,treasure,partyとするが、新たなメメントの追加に対応するため、タグの拡張性を考慮した設計とする必要がある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メメント</text:p>
          </table:table-cell>
          <table:table-cell table:style-name="ce7" office:value-type="string">
            <text:p>MementoWeaverが生成するHTMLページ。コンテンツは、Chronology、Albums、Prizes、Treasures、Partyの5種類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静止画サムネイル</text:p>
          </table:table-cell>
          <table:table-cell table:style-name="ce7" office:value-type="string">
            <text:p>静止画素材のサムネイル。静止画サムネイルは、静止画素材の縦横比を維持したまま、長辺が240pixとなるよう縮小する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静止画素材</text:p>
          </table:table-cell>
          <table:table-cell table:style-name="ce8" office:value-type="string">
            <text:p>静止画の素材。</text:p>
            <text:p>静止画素材のファイル・タイプは、JPEGファイル(拡張子.jpeg又は.jpg)とする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素材</text:p>
          </table:table-cell>
          <table:table-cell table:style-name="ce7" office:value-type="string">
            <text:p>メメントを構成する静止画又は動画。1つの素材を複数のメメントに割り当てることが可能。</text:p>
            <text:p>素材とメメントの関連付けは、タグを介して行う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素材エリア</text:p>
          </table:table-cell>
          <table:table-cell table:style-name="ce7" office:value-type="string">
            <text:p>ステージングエリアから複製されたメメントの保管場所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素材ソース</text:p>
          </table:table-cell>
          <table:table-cell table:style-name="ce7" office:value-type="string">
            <text:p>素材の初期保管場所。</text:p>
            <text:p>通常はデジタルカメラの所定のディレクトリを指し示すが、携帯で撮った写真などをメメント化するために、それ以外のディレクトリを指す場合もある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動画サムネイル</text:p>
          </table:table-cell>
          <table:table-cell table:style-name="ce7" office:value-type="string">
            <text:p>動画スナップショットのサムネイル。動画サムネイルの大きさは、静止画サムネイルと同一ルールとする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動画スナップショット素材</text:p>
          </table:table-cell>
          <table:table-cell table:style-name="ce7" office:value-type="string">
            <text:p>動画素材の最初の1フレームを静止画像化した静止画ファイル。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動画素材</text:p>
          </table:table-cell>
          <table:table-cell table:style-name="ce7" office:value-type="string">
            <text:p>動画の素材。</text:p>
            <text:p>動画素材のファイル・タイプは、QuickTimeムービーファイル(拡張子.mov)とする。</text:p>
          </table:table-cell>
          <table:table-cell table:number-columns-repeated="1021"/>
        </table:table-row>
        <table:table-row table:style-name="ro4" table:number-rows-repeated="8">
          <table:table-cell/>
          <table:table-cell table:style-name="ce4"/>
          <table:table-cell table:style-name="ce7"/>
          <table:table-cell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3:Sheet1.C1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eiryo UI" svg:font-family="'Meiryo UI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6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6T00:41:47.37</meta:creation-date>
    <dc:date>2013-02-26T01:22:32.94</dc:date>
    <meta:editing-duration>PT37M15S</meta:editing-duration>
    <meta:editing-cycles>5</meta:editing-cycles>
    <meta:generator>LibreOffice/4.0.0.3$Windows_x86 LibreOffice_project/7545bee9c2a0782548772a21bc84a9dcc583b89</meta:generator>
    <meta:document-statistic meta:table-count="1" meta:cell-count="25" meta:object-count="0"/>
  </office:meta>
</office:document-meta>
</file>